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0cm" fo:margin-right="0cm" fo:text-indent="-0.635cm" style:auto-text-indent="false"/>
    </style:style>
    <style:style style:name="P4" style:family="paragraph" style:parent-style-name="Standard" style:list-style-name="L1">
      <style:paragraph-properties fo:margin-left="1.245cm" fo:margin-right="0cm" fo:text-indent="-0.635cm" style:auto-text-indent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Classes e Métodos Genéricos</text:p>
      <text:p text:style-name="Standard"/>
      <text:p text:style-name="Standard">1. Crie uma classe genérica chamada VetorNumeros, de acordo com o modelo:</text:p>
      <text:p text:style-name="Standard"/>
      <text:p text:style-name="Standard"><draw:rect text:anchor-type="paragraph" draw:z-index="0" draw:style-name="gr1" draw:text-style-name="P5" svg:width="6.271cm" svg:height="5.629cm" svg:x="2.057cm" svg:y="0.268cm"><text:p text:style-name="P5">VetorNumeros</text:p><text:p text:style-name="P5"/><text:p text:style-name="P6">- numeros : E</text:p><text:p text:style-name="P6">- quantidade : int</text:p><text:p text:style-name="P6"/><text:p text:style-name="P6">+ VetorNumeros (int maximo)</text:p><text:p text:style-name="P6">+ incluirNumero (E numero) : void</text:p><text:p text:style-name="P6">+ calcularMedia() : double</text:p><text:p text:style-name="P6">+ getMenor() : E</text:p><text:p text:style-name="P6">+ getMaior() : E</text:p><text:p text:style-name="P6">+ getNumero(int indice) : E</text:p></draw:rect></text:p>
      <text:p text:style-name="Standard"/>
      <text:p text:style-name="Standard"><draw:line text:anchor-type="paragraph" draw:z-index="1" draw:style-name="gr2" draw:text-style-name="P5" svg:x1="2.057cm" svg:y1="0.242cm" svg:x2="8.328cm" svg:y2="0.242cm"><text:p/></draw:line></text:p>
      <text:p text:style-name="Standard"/>
      <text:p text:style-name="Standard"/>
      <text:p text:style-name="Standard"><draw:line text:anchor-type="paragraph" draw:z-index="2" draw:style-name="gr2" draw:text-style-name="P5" svg:x1="2.057cm" svg:y1="0.247cm" svg:x2="8.328cm" svg:y2="0.24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bservações:</text:p>
      <text:p text:style-name="Standard"/>
      <text:list xml:id="list4440113107752260513" text:style-name="L1">
        <text:list-item>
          <text:p text:style-name="P2">O parâmetro de tipo desta classe, chamado E, só deve aceitar instâncias da classe java.lang.Number</text:p>
        </text:list-item>
        <text:list-item>
          <text:p text:style-name="P2">O atributo chamado numeros será um vetor do tipo especificado pelo parâmetro de tipo e abrigará um conjunto de números</text:p>
        </text:list-item>
        <text:list-item>
          <text:p text:style-name="P2">Utilize o atributo quantidade para controlar a quantidade de numeros gravados neste vetor</text:p>
        </text:list-item>
        <text:list-item>
          <text:p text:style-name="P2">O parâmetro do construtor será utilizado para definir o tamanho deste vetor e, por conseguinte, a quantidade máxima de números que ele poderá receber.</text:p>
        </text:list-item>
        <text:list-item>
          <text:p text:style-name="P2">O método incluirNumero() deve receber um número qualquer e gravá-lo no vetor</text:p>
        </text:list-item>
        <text:list-item>
          <text:p text:style-name="P2">O método calcularMedia() deve somar todos os números do vetor e retornar sua média</text:p>
        </text:list-item>
        <text:list-item>
          <text:p text:style-name="P2">O método getMenor() deve retornar o menor valor armazenado no vetor</text:p>
        </text:list-item>
        <text:list-item>
          <text:p text:style-name="P2">O método getMaior() deve retornar o maior valor armazenado no vetor</text:p>
        </text:list-item>
        <text:list-item>
          <text:p text:style-name="P2">O método getNumero() deve retornar o valor a partir do índice da posição passado como parâmetro</text:p>
          <text:p text:style-name="P2"/>
          <text:p text:style-name="P3">2. Crie também uma classe de teste para instanciar um objeto de VetorNumeros.</text:p>
        </text:list-item>
        <text:list-item>
          <text:p text:style-name="P4">Adicione elementos de tipos numéricos diferentes ao vetor numeros (int, double)</text:p>
        </text:list-item>
        <text:list-item>
          <text:p text:style-name="P4">Tente inserir mais números que o máximo estipulado para testar o limite.</text:p>
        </text:list-item>
        <text:list-item>
          <text:p text:style-name="P4">Imprima a média dos números inseridos</text:p>
        </text:list-item>
        <text:list-item>
          <text:p text:style-name="P4">Imprima o maior e o menor valor inseridos</text:p>
        </text:list-item>
        <text:list-item>
          <text:p text:style-name="P4">Liste os números inseridos no vetor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7M59S</meta:editing-duration>
    <meta:editing-cycles>9</meta:editing-cycles>
    <meta:generator>OpenOffice.org/3.4.1$Win32 OpenOffice.org_project/341m1$Build-9593</meta:generator>
    <dc:date>2013-02-05T21:41:21.71</dc:date>
    <meta:document-statistic meta:table-count="0" meta:image-count="0" meta:object-count="0" meta:page-count="1" meta:paragraph-count="18" meta:word-count="225" meta:character-count="1320"/>
    <meta:user-defined meta:name="Info 1"/>
    <meta:user-defined meta:name="Info 2"/>
    <meta:user-defined meta:name="Info 3"/>
    <meta:user-defined meta:name="Info 4"/>
  </office:meta>
</office:document-meta>
</file>